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541" officeooo:paragraph-rsid="00131541"/>
    </style:style>
    <style:style style:name="P2" style:family="paragraph" style:parent-style-name="Standard">
      <style:text-properties fo:font-weight="bold" officeooo:rsid="00131541" officeooo:paragraph-rsid="00131541" style:font-weight-asian="bold" style:font-weight-complex="bold"/>
    </style:style>
    <style:style style:name="P3" style:family="paragraph" style:parent-style-name="Standard">
      <style:text-properties officeooo:paragraph-rsid="00131541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4af07" officeooo:paragraph-rsid="0014af07" style:font-size-asian="14pt" style:font-weight-asian="bold" style:font-size-complex="14pt" style:font-weight-complex="bold"/>
    </style:style>
    <style:style style:name="T1" style:family="text">
      <style:text-properties officeooo:rsid="00131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Questions Answers</text:p>
      <text:p text:style-name="P4"/>
      <text:p text:style-name="P1">How long did it take to run T2 with the CPU load script compared to T1?</text:p>
      <text:p text:style-name="P2">Answer:</text:p>
      <text:p text:style-name="P1"><text:s text:c="12"/>On average T1 took 36.826390648 seconds to run while T2 on average took 74.761242771 seconds.</text:p>
      <text:p text:style-name="P1"/>
      <text:p text:style-name="P1"/>
      <text:p text:style-name="P3"><text:span text:style-name="T1">How does the execution time of T3 compare to T2?</text:span></text:p>
      <text:p text:style-name="P2">Answer:</text:p>
      <text:p text:style-name="P1"><text:s text:c="12"/>On average T3 took 77.746555662 seconds to run while T2 on average took 74.761242771 seconds.</text:p>
      <text:p text:style-name="P1"/>
      <text:p text:style-name="P1"/>
      <text:p text:style-name="P1">How long did it take for T4 to complete compared to T1, T2, and T3?</text:p>
      <text:p text:style-name="P2">Answer:</text:p>
      <text:p text:style-name="P1">On average <text:s text:c="5"/>T1 = <text:s/>36.826390648 seconds</text:p>
      <text:p text:style-name="P1">On average <text:s text:c="5"/>T2 = <text:s/>74.761242771 seconds</text:p>
      <text:p text:style-name="P1">On average <text:s text:c="5"/>T3 = <text:s/>77.746555662 seconds</text:p>
      <text:p text:style-name="P1"><text:s text:c="24"/>T4 = 76.16486716270447 second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22:28:44.229125854</meta:creation-date>
    <dc:date>2021-03-19T22:39:17.390246149</dc:date>
    <meta:editing-duration>PT10M3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98" meta:character-count="614" meta:non-whitespace-character-count="463"/>
  </office:meta>
</office:document-meta>
</file>